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6.622cm" fo:margin-left="-0.383cm" fo:margin-top="0cm" fo:margin-bottom="0cm" table:align="left"/>
    </style:style>
    <style:style style:name="Таблица1.A" style:family="table-column">
      <style:table-column-properties style:column-width="6.622cm"/>
    </style:style>
    <style:style style:name="Таблица1.1" style:family="table-row">
      <style:table-row-properties style:min-row-height="5.302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Default">
      <style:text-properties style:text-line-through-style="none" style:text-line-through-type="none" fo:font-size="11.5pt" style:text-underline-style="none" style:font-size-asian="11.5pt"/>
    </style:style>
    <style:style style:name="P2" style:family="paragraph" style:parent-style-name="Default">
      <style:paragraph-properties>
        <style:tab-stops/>
      </style:paragraph-properties>
      <style:text-properties style:text-line-through-style="none" style:text-line-through-type="none" fo:font-size="11.5pt" style:text-underline-style="none" style:font-size-asian="11.5pt"/>
    </style:style>
    <style:style style:name="P3" style:family="paragraph" style:parent-style-name="Default">
      <style:paragraph-properties>
        <style:tab-stops/>
      </style:paragraph-properties>
      <style:text-properties fo:font-size="11.5pt" style:font-size-asian="11.5pt"/>
    </style:style>
    <style:style style:name="P4" style:family="paragraph" style:parent-style-name="Standard">
      <style:text-properties fo:language="en" fo:country="US" officeooo:rsid="00044ca2" officeooo:paragraph-rsid="00044ca2"/>
    </style:style>
    <style:style style:name="P5" style:family="paragraph" style:parent-style-name="Standard">
      <style:text-properties fo:language="en" fo:country="US" officeooo:rsid="00059d55" officeooo:paragraph-rsid="00059d55"/>
    </style:style>
    <style:style style:name="P6" style:family="paragraph" style:parent-style-name="Standard">
      <style:text-properties fo:language="en" fo:country="US" officeooo:rsid="0007abaa" officeooo:paragraph-rsid="0007abaa"/>
    </style:style>
    <style:style style:name="P7" style:family="paragraph" style:parent-style-name="Standard">
      <style:text-properties fo:language="en" fo:country="US" officeooo:rsid="000aa4ef" officeooo:paragraph-rsid="000aa4ef"/>
    </style:style>
    <style:style style:name="P8" style:family="paragraph" style:parent-style-name="Standard">
      <style:text-properties fo:language="en" fo:country="US" officeooo:rsid="000ca489" officeooo:paragraph-rsid="000ca489"/>
    </style:style>
    <style:style style:name="P9" style:family="paragraph" style:parent-style-name="Standard">
      <style:text-properties fo:language="en" fo:country="US" officeooo:rsid="000ca489" officeooo:paragraph-rsid="000aa4ef"/>
    </style:style>
    <style:style style:name="P10" style:family="paragraph" style:parent-style-name="Standard">
      <style:text-properties fo:language="en" fo:country="US" officeooo:rsid="000e2638" officeooo:paragraph-rsid="000e2638"/>
    </style:style>
    <style:style style:name="P11" style:family="paragraph" style:parent-style-name="Standard">
      <style:text-properties fo:language="en" fo:country="US" officeooo:rsid="0006d287" officeooo:paragraph-rsid="0007abaa"/>
    </style:style>
    <style:style style:name="P12" style:family="paragraph" style:parent-style-name="Standard">
      <style:text-properties fo:language="en" fo:country="US" officeooo:rsid="000eebb4" officeooo:paragraph-rsid="000eebb4"/>
    </style:style>
    <style:style style:name="P13" style:family="paragraph" style:parent-style-name="Standard">
      <style:text-properties fo:language="ru" fo:country="RU" officeooo:rsid="00059d55" officeooo:paragraph-rsid="00059d55"/>
    </style:style>
    <style:style style:name="P14" style:family="paragraph" style:parent-style-name="Standard">
      <style:text-properties fo:language="ru" fo:country="RU" officeooo:rsid="0006d287" officeooo:paragraph-rsid="0006d287"/>
    </style:style>
    <style:style style:name="P15" style:family="paragraph" style:parent-style-name="Standard">
      <style:text-properties fo:language="ru" fo:country="RU" officeooo:rsid="0007abaa" officeooo:paragraph-rsid="0007abaa"/>
    </style:style>
    <style:style style:name="P16" style:family="paragraph" style:parent-style-name="Standard">
      <style:text-properties fo:language="ru" fo:country="RU" officeooo:rsid="000aa4ef" officeooo:paragraph-rsid="000aa4ef"/>
    </style:style>
    <style:style style:name="P17" style:family="paragraph" style:parent-style-name="Standard">
      <style:text-properties fo:language="ru" fo:country="RU" officeooo:rsid="000ca489" officeooo:paragraph-rsid="000ca489"/>
    </style:style>
    <style:style style:name="P18" style:family="paragraph" style:parent-style-name="Standard">
      <style:text-properties fo:language="ru" fo:country="RU" officeooo:rsid="000e2638" officeooo:paragraph-rsid="000e2638"/>
    </style:style>
    <style:style style:name="P19" style:family="paragraph" style:parent-style-name="Standard">
      <style:text-properties fo:language="ru" fo:country="RU" officeooo:rsid="000eebb4" officeooo:paragraph-rsid="000eebb4"/>
    </style:style>
    <style:style style:name="P20" style:family="paragraph" style:parent-style-name="Standard">
      <style:text-properties officeooo:paragraph-rsid="0006d287"/>
    </style:style>
    <style:style style:name="P21" style:family="paragraph" style:parent-style-name="Standard">
      <style:text-properties officeooo:paragraph-rsid="0007abaa"/>
    </style:style>
    <style:style style:name="P22" style:family="paragraph" style:parent-style-name="Standard">
      <style:text-properties fo:font-size="11.5pt" fo:language="ru" fo:country="RU" officeooo:rsid="000aa4ef" officeooo:paragraph-rsid="000aa4ef" style:font-size-asian="11.5pt"/>
    </style:style>
    <style:style style:name="P23" style:family="paragraph" style:parent-style-name="Standard">
      <style:text-properties fo:language="ru" fo:country="RU" officeooo:rsid="00059d55" officeooo:paragraph-rsid="00059d5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d287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ca489"/>
    </style:style>
    <style:style style:name="T5" style:family="text">
      <style:text-properties fo:font-size="11.5pt" style:font-size-asian="11.5pt"/>
    </style:style>
    <style:style style:name="T6" style:family="text">
      <style:text-properties officeooo:rsid="000ca4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-1</text:p>
      <text:p text:style-name="P4"/>
      <text:p text:style-name="P13">Для решения первой задачи нам понадобится функция, для перевода чисел из 16-системы счисления в 10 систему счисления. Так же цикл для возведения числа в степень.</text:p>
      <text:p text:style-name="P13">Пример решения данной задачи:</text:p>
      <text:p text:style-name="P13"/>
      <text:p text:style-name="P13">#include &lt;iostream&gt;</text:p>
      <text:p text:style-name="P13"/>
      <text:p text:style-name="P13">using namespace std;</text:p>
      <text:p text:style-name="P13"/>
      <text:p text:style-name="P13">int converter(int n)</text:p>
      <text:p text:style-name="P13">{</text:p>
      <text:p text:style-name="P13"><text:s text:c="4"/>int c = 1;</text:p>
      <text:p text:style-name="P13"><text:s text:c="4"/>int sum = 0;</text:p>
      <text:p text:style-name="P13"><text:s text:c="4"/>while(n)</text:p>
      <text:p text:style-name="P13"><text:s text:c="4"/>{</text:p>
      <text:p text:style-name="P13"><text:s text:c="8"/>//cout &lt;&lt; "n = " &lt;&lt; n &lt;&lt; " c = " &lt;&lt; c &lt;&lt; " sum = " &lt;&lt; sum &lt;&lt; endl;</text:p>
      <text:p text:style-name="P13"><text:s text:c="8"/>sum += c*(n%10);</text:p>
      <text:p text:style-name="P13"><text:s text:c="8"/>n /= 10;</text:p>
      <text:p text:style-name="P13"><text:s text:c="8"/>c = c*16;</text:p>
      <text:p text:style-name="P13"><text:s text:c="4"/>}</text:p>
      <text:p text:style-name="P13"><text:s text:c="4"/>return sum;</text:p>
      <text:p text:style-name="P13">}</text:p>
      <text:p text:style-name="P13"/>
      <text:p text:style-name="P13">int main()</text:p>
      <text:p text:style-name="P13">{</text:p>
      <text:p text:style-name="P13"><text:s text:c="4"/>int n;</text:p>
      <text:p text:style-name="P13"><text:s text:c="4"/>cin &gt;&gt; n;</text:p>
      <text:p text:style-name="P13"><text:s text:c="4"/>int y = n%100;</text:p>
      <text:p text:style-name="P13"><text:s text:c="4"/>int x = n/100;</text:p>
      <text:p text:style-name="P13"><text:s text:c="4"/>x = converter(x);</text:p>
      <text:p text:style-name="P13"><text:s text:c="4"/>y = converter(y);</text:p>
      <text:p text:style-name="P13"><text:s text:c="4"/>int res = 1;</text:p>
      <text:p text:style-name="P13"><text:s text:c="4"/>//cout &lt;&lt; "x = " &lt;&lt; x &lt;&lt; " y = " &lt;&lt; y &lt;&lt; endl;</text:p>
      <text:p text:style-name="P13"><text:s text:c="4"/>for(int i = 0; i &lt; y; i++)</text:p>
      <text:p text:style-name="P13"><text:s text:c="4"/>{</text:p>
      <text:p text:style-name="P13"><text:s text:c="8"/>res *= x;</text:p>
      <text:p text:style-name="P13"><text:s text:c="8"/>//cout &lt;&lt; "res(x) = " &lt;&lt; res &lt;&lt; endl;</text:p>
      <text:p text:style-name="P13"><text:s text:c="4"/>}</text:p>
      <text:p text:style-name="P13"/>
      <text:p text:style-name="P13"><text:s text:c="4"/>//cout &lt;&lt; res &lt;&lt; endl;</text:p>
      <text:p text:style-name="P13"><text:s text:c="4"/>cout &lt;&lt; res%10 &lt;&lt; endl;</text:p>
      <text:p text:style-name="P13"><text:s text:c="4"/>return 0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T-2</text:p>
      <text:p text:style-name="P14"/>
      <text:p text:style-name="P14">1 — Да. Те кто умеют варить луц, используют гравицапу.</text:p>
      <text:p text:style-name="P14">2 — Да. Все зюзики используют пепелаци и некооторые из них любят поспать.</text:p>
      <text:p text:style-name="P14">3 — Нет. Не обязательно среди всех пушистиков найдутся те, кто любят спать и умеют варить луц.</text:p>
      <text:p text:style-name="P14">4 — Нет. По мимо зюзиков есть и другие пушистики. Может оказаться,что они тоэе исользуют гравицапу.</text:p>
      <text:p text:style-name="P20"><text:span text:style-name="T2">5 — Да. Зюзики относятся к пушистикам, зачит н</text:span>екоторые пушистики используют гравицапу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><text:soft-page-break/>T-3</text:p>
      <text:p text:style-name="P21"><text:s/></text:p>
      <text:p text:style-name="P15">Код представленный ниже, использует рекурсию, что замедляет работу кода.</text:p>
      <text:p text:style-name="P1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#include &lt;iostream&gt; </text:p>
            <text:p text:style-name="P2">using namespace std; </text:p>
            <text:p text:style-name="P2">int c; </text:p>
            <text:p text:style-name="P2">int fib(int n) { </text:p>
            <text:p text:style-name="P2">c++; </text:p>
            <text:p text:style-name="P2">if (n == 0 || n == 1) { </text:p>
            <text:p text:style-name="P2">return 1; </text:p>
            <text:p text:style-name="P2">} </text:p>
            <text:p text:style-name="P2">return fib(n - 1) * 2 + fib(n - 2); </text:p>
            <text:p text:style-name="P2">} </text:p>
            <text:p text:style-name="P2">int main() </text:p>
            <text:p text:style-name="P2">{ </text:p>
            <text:p text:style-name="P2">int n; </text:p>
            <text:p text:style-name="P2">c = 0; </text:p>
            <text:p text:style-name="P2">cin &gt;&gt; n; </text:p>
            <text:p text:style-name="P2">cout &lt;&lt; fib(n) &lt;&lt; endl; </text:p>
            <text:p text:style-name="P2">cout &lt;&lt; c &lt;&lt; endl; </text:p>
            <text:p text:style-name="P2">} </text:p>
          </table:table-cell>
        </table:table-row>
      </table:table>
      <text:p text:style-name="P1"/>
      <text:p text:style-name="P15">Для оптимизации кода выше, можно заменить рекурсию циклом.</text:p>
      <text:p text:style-name="P15">Пример кода:</text:p>
      <text:p text:style-name="P15">#include &lt;iostream&gt;</text:p>
      <text:p text:style-name="P15">using namespace std;</text:p>
      <text:p text:style-name="P15">int c;</text:p>
      <text:p text:style-name="P15"/>
      <text:p text:style-name="P15">int fib(int n){</text:p>
      <text:p text:style-name="P15"><text:s text:c="4"/>c++;</text:p>
      <text:p text:style-name="P15"><text:s text:c="4"/>if(n == 0 || n == 1)</text:p>
      <text:p text:style-name="P15"><text:s text:c="8"/>return 1;</text:p>
      <text:p text:style-name="P15"><text:s text:c="4"/>int sm1 = 1;</text:p>
      <text:p text:style-name="P15"><text:s text:c="4"/>int sm2 = 1;</text:p>
      <text:p text:style-name="P15"><text:s text:c="4"/>int s = 0;</text:p>
      <text:p text:style-name="P15"><text:s text:c="4"/>for(int i = 1; i &lt; n; i++)</text:p>
      <text:p text:style-name="P15"><text:s text:c="4"/>{</text:p>
      <text:p text:style-name="P15"><text:s text:c="8"/>s = sm1*2 + sm2;</text:p>
      <text:p text:style-name="P15"><text:s text:c="8"/>sm2 = sm1;</text:p>
      <text:p text:style-name="P15"><text:s text:c="8"/>sm1 = s;</text:p>
      <text:p text:style-name="P15"><text:s text:c="4"/>}</text:p>
      <text:p text:style-name="P15"><text:s text:c="4"/>return s;</text:p>
      <text:p text:style-name="P15">}</text:p>
      <text:p text:style-name="P15">int main()</text:p>
      <text:p text:style-name="P15">{</text:p>
      <text:p text:style-name="P15"><text:s text:c="4"/>int n;</text:p>
      <text:p text:style-name="P15"><text:s text:c="4"/>c = 0;</text:p>
      <text:p text:style-name="P15"><text:s text:c="4"/>cin &gt;&gt; n;</text:p>
      <text:p text:style-name="P15"><text:s text:c="4"/>cout &lt;&lt; fib(n) &lt;&lt; endl;</text:p>
      <text:p text:style-name="P15"><text:s text:c="4"/>cout &lt;&lt; c &lt;&lt; endl;</text:p>
      <text:p text:style-name="P15">}</text:p>
      <text:p text:style-name="P15"/>
      <text:p text:style-name="P6"><text:soft-page-break/>T-4</text:p>
      <text:p text:style-name="P7"/>
      <text:p text:style-name="P7">1) <text:span text:style-name="T1">Р</text:span><text:span text:style-name="T5">аспределения учеников по группам.</text:span></text:p>
      <text:p text:style-name="P22">Всего 24 человека. Если порядок выбора учеников не важен, то вариантов распределения в 1-ую группу: 24 + 23 + 22 + … + 1 = 300.</text:p>
      <text:p text:style-name="P22">Для 2-ой группы: 16(24 — 8 , т.к в первую группу взяли 8 человек) + 15 + … + 3 + 2 + 1 = 136.</text:p>
      <text:p text:style-name="P22">И для 3-ий шруппы: 8 + 7 + 6 + 5 + 4 + 3 + 2 + 1 = 36.</text:p>
      <text:p text:style-name="P22">Всего: 300 + 136 + 36 = 472 варианта распределения учеников по группам.</text:p>
      <text:p text:style-name="P22"/>
      <text:p text:style-name="P16"><text:span text:style-name="T5">2) С</text:span>уммарное количество шахматных партий.</text:p>
      <text:p text:style-name="P16">Разберем 1-ую группу. 1-ый ученик будет играть с 7-ю учениками, потом 2-ой ученик будет играть с 6-. другими учениками т.к с 1-ым он уже играл и т. д. В одной партии получается 28 партий, значит в 3-ех группаз 28*3 = 84 партии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oft-page-break/>T-5</text:p>
      <text:p text:style-name="P7"/>
      <text:p text:style-name="P16">Функция «<text:span text:style-name="T3">f</text:span>» <text:span text:style-name="T3">b </text:span>из <text:span text:style-name="T3">a </text:span>пока <text:span text:style-name="T3">a &gt;= b, </text:span>то есть эту функцию можно заменить <text:span text:style-name="T3">a/b. </text:span>Функция «<text:span text:style-name="T4">g</text:span><text:span text:style-name="T6">» выполняет умножение. То есть функцию «</text:span><text:span text:style-name="T4">h</text:span><text:span text:style-name="T6">» можно заменить так:</text:span></text:p>
      <text:p text:style-name="P16"/>
      <text:p text:style-name="P16">#include &lt;iostream&gt;</text:p>
      <text:p text:style-name="P16">using namespace std;</text:p>
      <text:p text:style-name="P16"/>
      <text:p text:style-name="P16">int h(int a, int b)</text:p>
      <text:p text:style-name="P16">{</text:p>
      <text:p text:style-name="P16"><text:s text:c="4"/>return a - a/b*b;</text:p>
      <text:p text:style-name="P16">}</text:p>
      <text:p text:style-name="P16"/>
      <text:p text:style-name="P16">int main()</text:p>
      <text:p text:style-name="P16">{</text:p>
      <text:p text:style-name="P16"><text:s text:c="4"/>int a, b;</text:p>
      <text:p text:style-name="P16"><text:s text:c="4"/>cin &gt;&gt; a &gt;&gt; b;</text:p>
      <text:p text:style-name="P16"><text:s text:c="4"/>cout &lt;&lt; h(a,b) &lt;&lt; endl;</text:p>
      <text:p text:style-name="P16"><text:s text:c="4"/>return 0;</text:p>
      <text:p text:style-name="P16">}</text:p>
      <text:p text:style-name="P16"/>
      <text:p text:style-name="P16"><text:s/><text:span text:style-name="T4">T-6</text:span></text:p>
      <text:p text:style-name="P9"/>
      <text:p text:style-name="P17">В данной задаче можно использовать функцию по сравнению слов, проверяя по букенно все слово.</text:p>
      <text:p text:style-name="P17"/>
      <text:p text:style-name="P8">T-7</text:p>
      <text:p text:style-name="P8"><text:s/></text:p>
      <text:p text:style-name="P18">При возведении числа 7 в степени 1, 2, 3, 4, можно заметить последовательность <text:s/>7, 9, 3, 1.</text:p>
      <text:p text:style-name="P18">Значит последняя цифра числа 777<text:span text:style-name="T3">^</text:span>777 будет 777 % <text:span text:style-name="T3">4 = 1, </text:span>значит последняя цифра = 7.</text:p>
      <text:p text:style-name="P18"/>
      <text:p text:style-name="P10">T-8</text:p>
      <text:p text:style-name="P10"/>
      <text:p text:style-name="P18">7 раз. 6 раз при исполнении и один раз при вызове самой функции из <text:span text:style-name="T3">main.</text:span></text:p>
      <text:p text:style-name="P10"/>
      <text:p text:style-name="P12">T-9</text:p>
      <text:p text:style-name="P19">Первого выбирают из 15, второго из 14 и тд. 15+14+13+12 = 54 способа выбора 4-ех учеников на олимпиаду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09:55:00</meta:creation-date>
    <meta:generator>LibreOffice/7.1.3.2$Windows_X86_64 LibreOffice_project/47f78053abe362b9384784d31a6e56f8511eb1c1</meta:generator>
    <dc:title>1</dc:title>
    <meta:initial-creator>Admin</meta:initial-creator>
    <dc:date>2021-06-07T21:16:18.975000000</dc:date>
    <meta:editing-duration>PT22M27S</meta:editing-duration>
    <meta:editing-cycles>6</meta:editing-cycles>
    <meta:document-statistic meta:table-count="1" meta:image-count="0" meta:object-count="0" meta:page-count="5" meta:paragraph-count="125" meta:word-count="666" meta:character-count="3360" meta:non-whitespace-character-count="2553"/>
  </office:meta>
</office:document-meta>
</file>